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895CC58730.jpg" manifest:media-type="image/jpeg"/>
  <manifest:file-entry manifest:full-path="Pictures/1000000000000556000002896B49946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7a91" officeooo:paragraph-rsid="00017a91"/>
    </style:style>
    <style:style style:name="P2" style:family="paragraph" style:parent-style-name="Standard">
      <style:paragraph-properties fo:break-before="page"/>
      <style:text-properties officeooo:rsid="00017a91" officeooo:paragraph-rsid="00017a9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ny Hansen</text:p>
      <text:p text:style-name="P1"><draw:frame draw:style-name="fr1" draw:name="Image1" text:anchor-type="paragraph" svg:y="0.2563in" svg:width="9.9598in" svg:height="4.7299in" draw:z-index="1"><draw:image xlink:href="Pictures/1000000000000556000002896B499468.jpg" xlink:type="simple" xlink:show="embed" xlink:actuate="onLoad"/></draw:frame>CIS91A-MySQLAdmin</text:p>
      <text:p text:style-name="P2"><draw:frame draw:style-name="fr2" draw:name="Image2" text:anchor-type="paragraph" svg:x="-0.2689in" svg:y="0.028in" svg:width="9.9598in" svg:height="4.7299in" draw:z-index="0"><draw:image xlink:href="Pictures/1000000000000556000002895CC5873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5:20:07.097525742</meta:creation-date>
    <dc:date>2014-09-01T15:25:01.071311852</dc:date>
    <meta:editing-duration>P0D</meta:editing-duration>
    <meta:editing-cycles>1</meta:editing-cycles>
    <meta:document-statistic meta:table-count="0" meta:image-count="2" meta:object-count="0" meta:page-count="2" meta:paragraph-count="2" meta:word-count="3" meta:character-count="28" meta:non-whitespace-character-count="27"/>
    <meta:generator>LibreOffice/4.2.6.2$Linux_X86_64 LibreOffice_project/420$Build-2</meta:generator>
  </office:meta>
</office:document-meta>
</file>